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93cm" style:rel-column-width="8451*"/>
    </style:style>
    <style:style style:name="Table1.B" style:family="table-column">
      <style:table-column-properties style:column-width="2.002cm" style:rel-column-width="7717*"/>
    </style:style>
    <style:style style:name="Table1.C" style:family="table-column">
      <style:table-column-properties style:column-width="2.699cm" style:rel-column-width="10403*"/>
    </style:style>
    <style:style style:name="Table1.D" style:family="table-column">
      <style:table-column-properties style:column-width="10.107cm" style:rel-column-width="38964*"/>
    </style:style>
    <style:style style:name="Table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fe7f5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db272" officeooo:paragraph-rsid="001db272"/>
    </style:style>
    <style:style style:name="P2" style:family="paragraph" style:parent-style-name="Standard">
      <style:paragraph-properties fo:text-align="justify" style:justify-single-word="false"/>
      <style:text-properties officeooo:rsid="00206b1c" officeooo:paragraph-rsid="00206b1c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db272" officeooo:paragraph-rsid="001db272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b989c" officeooo:paragraph-rsid="002b989c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officeooo:rsid="002b989c" officeooo:paragraph-rsid="002b989c"/>
    </style:style>
    <style:style style:name="P6" style:family="paragraph" style:parent-style-name="Table_20_Contents">
      <style:paragraph-properties fo:text-align="justify" style:justify-single-word="false"/>
      <style:text-properties officeooo:rsid="0033c13d" officeooo:paragraph-rsid="0033c13d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db272" officeooo:paragraph-rsid="001db272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206b1c" officeooo:paragraph-rsid="00206b1c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289b4d" officeooo:paragraph-rsid="00289b4d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2a1735" officeooo:paragraph-rsid="002a1735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a1735" officeooo:paragraph-rsid="002f2bba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a1735" officeooo:paragraph-rsid="0031ffc9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f2bba" officeooo:paragraph-rsid="002f2bba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30fa0b" officeooo:paragraph-rsid="0031ffc9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2d3672" officeooo:paragraph-rsid="002d3672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145db" officeooo:paragraph-rsid="002145db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2270aa" officeooo:paragraph-rsid="002270aa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343dbe" officeooo:paragraph-rsid="00343dbe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36a70e" officeooo:paragraph-rsid="0036a70e"/>
    </style:style>
    <style:style style:name="T1" style:family="text">
      <style:text-properties fo:font-weight="bold" officeooo:rsid="00206b1c" style:font-weight-asian="bold" style:font-weight-complex="bold"/>
    </style:style>
    <style:style style:name="T2" style:family="text">
      <style:text-properties officeooo:rsid="00289b4d"/>
    </style:style>
    <style:style style:name="T3" style:family="text">
      <style:text-properties officeooo:rsid="00206b1c"/>
    </style:style>
    <style:style style:name="T4" style:family="text">
      <style:text-properties officeooo:rsid="002f2bba"/>
    </style:style>
    <style:style style:name="T5" style:family="text">
      <style:text-properties officeooo:rsid="0030fa0b"/>
    </style:style>
    <style:style style:name="T6" style:family="text">
      <style:text-properties officeooo:rsid="0031ffc9"/>
    </style:style>
    <style:style style:name="T7" style:family="text">
      <style:text-properties officeooo:rsid="0033c1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Uso: <text:span text:style-name="T2">Entrevistar Candidato.</text:span></text:p>
      <text:p text:style-name="P1"/>
      <text:list xml:id="list9086951835435589320" text:style-name="L1">
        <text:list-item>
          <text:p text:style-name="P7">Nome</text:p>
        </text:list-item>
      </text:list>
      <text:p text:style-name="P2"><text:tab/><text:span text:style-name="T2">Entrevistar Candidato.</text:span></text:p>
      <text:p text:style-name="P2"/>
      <text:list xml:id="list105548485919174" text:continue-numbering="true" text:style-name="L1">
        <text:list-item>
          <text:p text:style-name="P7">Identificador</text:p>
          <text:p text:style-name="P8">CSU0<text:span text:style-name="T2">4</text:span>.</text:p>
          <text:p text:style-name="P8"/>
        </text:list-item>
        <text:list-item>
          <text:p text:style-name="P7">Importância</text:p>
          <text:p text:style-name="P9">Este caso de uso é importante, pois é neste momento que o candidato é avaliado e suas reais possibilidade de assumir a vaga são aferidas. Este caso de uso é classificado como: <text:span text:style-name="T1">Risco baixo e prioridade alta</text:span><text:span text:style-name="T3">.</text:span></text:p>
          <text:p text:style-name="P9"/>
        </text:list-item>
        <text:list-item>
          <text:p text:style-name="P7">Sumário</text:p>
          <text:p text:style-name="P8"><text:span text:style-name="T2">Caso de uso definido para o analista de rh anotar suas observações relativas ao candidato e atribuir-lhe uma nota</text:span>.</text:p>
          <text:p text:style-name="P8"/>
        </text:list-item>
        <text:list-item>
          <text:p text:style-name="P7">Ator Primário</text:p>
          <text:p text:style-name="P9">Analista de RH.</text:p>
          <text:p text:style-name="P9"/>
        </text:list-item>
        <text:list-item>
          <text:p text:style-name="P7">Pré-condições</text:p>
          <text:p text:style-name="P9">Existirem entrevista para serem efetuadas.</text:p>
          <text:p text:style-name="P9"/>
        </text:list-item>
        <text:list-item>
          <text:p text:style-name="P7">Fluxo Principal</text:p>
          <text:list>
            <text:list-item>
              <text:p text:style-name="P10"><text:span text:style-name="T4">Na página inicial do sistema [</text:span><text:a xlink:type="simple" xlink:href="../prototipos/paginaInicio.html.png" text:style-name="Internet_20_link" text:visited-style-name="Visited_20_Internet_20_Link"><text:span text:style-name="T4">paginaInicio.html</text:span></text:a><text:span text:style-name="T4">], o</text:span> ator <text:span text:style-name="T4">clica sobre o link “entrevistar candidato</text:span>;</text:p>
            </text:list-item>
            <text:list-item>
              <text:p text:style-name="P11">O sistema <text:span text:style-name="T4">abre a página de entrevista de candidato [</text:span><text:a xlink:type="simple" xlink:href="../prototipos/entrevistarCandidato.html.png" text:style-name="Internet_20_link" text:visited-style-name="Visited_20_Internet_20_Link"><text:span text:style-name="T4">entrevistarCandidato.html</text:span></text:a><text:span text:style-name="T4">];</text:span></text:p>
            </text:list-item>
            <text:list-item>
              <text:p text:style-name="P10"><text:span text:style-name="T4">Nesta página o ator informa o cpf do candidato, a data atual e clica sobre o botão de consulta, disposto imediatamente após o nome do candidato</text:span>;</text:p>
            </text:list-item>
            <text:list-item>
              <text:p text:style-name="P13">O sistema <text:span text:style-name="T5">consulta a entrevista agendada para o candidato na data informada:</text:span></text:p>
              <text:list>
                <text:list-item>
                  <text:p text:style-name="P14">Se não encontrar abre janela “pop-up” com a mensagem “Msg25”, disponibilizando opção para o ator voltar à página de entrevista de candidato <text:span text:style-name="T4">[</text:span><text:a xlink:type="simple" xlink:href="../prototipos/entrevistarCandidato.html.png" text:style-name="Internet_20_link" text:visited-style-name="Visited_20_Internet_20_Link"><text:span text:style-name="T4">entrevistarCandidato.html</text:span></text:a><text:span text:style-name="T4">] </text:span>e informar os dados corretamente.</text:p>
                </text:list-item>
              </text:list>
            </text:list-item>
            <text:list-item>
              <text:p text:style-name="P12"><text:span text:style-name="T6">Se a consulta for bem sucedida, o</text:span> sistema <text:span text:style-name="T6">retorna</text:span> <text:span text:style-name="T6">à</text:span> página de entrevista<text:span text:style-name="T6">s de candidatos [</text:span><text:a xlink:type="simple" xlink:href="../prototipos/entrevistarCandidato.html.png" text:style-name="Internet_20_link" text:visited-style-name="Visited_20_Internet_20_Link"><text:span text:style-name="T6">entrevistarCandidato.html</text:span></text:a><text:span text:style-name="T6">], com o nome do candidato e o horário da entrevista preenchidos;</text:span></text:p>
            </text:list-item>
            <text:list-item>
              <text:p text:style-name="P10">O ator informa as suas observações acerca do candidato, atribui-lhe uma nota e clica sobre a opção confirmar;</text:p>
            </text:list-item>
            <text:list-item>
              <text:p text:style-name="P10">O sistema:</text:p>
              <text:list>
                <text:list-item>
                  <text:p text:style-name="P10">atualiza a entrevista com os dados informados pelo ator;</text:p>
                </text:list-item>
                <text:list-item>
                  <text:p text:style-name="P15">altera a situação da entrevista para “EFETUADA”;</text:p>
                </text:list-item>
                <text:list-item>
                  <text:p text:style-name="P10"><text:span text:style-name="T7">Abre janela “</text:span><text:a xlink:type="simple" xlink:href="../prototipos/msg13.html.png" text:style-name="Internet_20_link" text:visited-style-name="Visited_20_Internet_20_Link"><text:span text:style-name="T7">pop-up</text:span></text:a><text:span text:style-name="T7">”</text:span> <text:span text:style-name="T7">com a </text:span>mensagem “Msg13”, solicitando ao ator que informe se deseja ou não realizar outra entrevista.</text:p>
                  <text:list>
                    <text:list-item>
                      <text:p text:style-name="P10">Se o ator informar que sim, o caso de uso retorna ao passo 7.2;</text:p>
                    </text:list-item>
                    <text:list-item>
                      <text:p text:style-name="P10">Se o ator informar que não, o caso de uso é encerrado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Fluxos Alternativos</text:p>
          <text:p text:style-name="P16"/>
        </text:list-item>
        <text:list-item>
          <text:p text:style-name="P7">Fluxos de Exceção</text:p>
          <text:p text:style-name="P17"/>
        </text:list-item>
        <text:list-item>
          <text:p text:style-name="P7">Pós-condições</text:p>
          <text:p text:style-name="P10">A entrevista de um candidato foi atualizada com sucesso.</text:p>
          <text:p text:style-name="P10"/>
        </text:list-item>
        <text:list-item>
          <text:p text:style-name="P7"><text:soft-page-break/>Regras de Negócio</text:p>
          <text:p text:style-name="P17"/>
        </text:list-item>
        <text:list-item>
          <text:p text:style-name="P7">Histórico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Data</text:p>
          </table:table-cell>
          <table:table-cell table:style-name="Table1.A1" office:value-type="string">
            <text:p text:style-name="P4">Versão</text:p>
          </table:table-cell>
          <table:table-cell table:style-name="Table1.A1" office:value-type="string">
            <text:p text:style-name="P4">Usuário</text:p>
          </table:table-cell>
          <table:table-cell table:style-name="Table1.D1" office:value-type="string">
            <text:p text:style-name="P4">Descrição</text:p>
          </table:table-cell>
        </table:table-row>
        <table:table-row>
          <table:table-cell table:style-name="Table1.A4" office:value-type="string">
            <text:p text:style-name="P5">19/06/2016</text:p>
          </table:table-cell>
          <table:table-cell table:style-name="Table1.B4" office:value-type="string">
            <text:p text:style-name="P5">1.0</text:p>
          </table:table-cell>
          <table:table-cell table:style-name="Table1.C4" office:value-type="string">
            <text:p text:style-name="P5">Gilmar-fa</text:p>
          </table:table-cell>
          <table:table-cell table:style-name="Table1.D4" office:value-type="string">
            <text:p text:style-name="P5">Criação do documento.</text:p>
          </table:table-cell>
        </table:table-row>
        <table:table-row>
          <table:table-cell table:style-name="Table1.A4" office:value-type="string">
            <text:p text:style-name="P6">21/06/2016</text:p>
          </table:table-cell>
          <table:table-cell table:style-name="Table1.B4" office:value-type="string">
            <text:p text:style-name="P6">1.1</text:p>
          </table:table-cell>
          <table:table-cell table:style-name="Table1.C4" office:value-type="string">
            <text:p text:style-name="P6">Gilmar-fa</text:p>
          </table:table-cell>
          <table:table-cell table:style-name="Table1.D4" office:value-type="string">
            <text:p text:style-name="P6">Atualização do documento.</text:p>
          </table:table-cell>
        </table:table-row>
        <table:table-row>
          <table:table-cell table:style-name="Table1.A4" office:value-type="string">
            <text:p text:style-name="P6">22/06/2016</text:p>
          </table:table-cell>
          <table:table-cell table:style-name="Table1.B4" office:value-type="string">
            <text:p text:style-name="P6">1.2</text:p>
          </table:table-cell>
          <table:table-cell table:style-name="Table1.C4" office:value-type="string">
            <text:p text:style-name="P6">Gilmar-fa</text:p>
          </table:table-cell>
          <table:table-cell table:style-name="Table1.D4" office:value-type="string">
            <text:p text:style-name="P6">Criação de links entre documentos.</text:p>
          </table:table-cell>
        </table:table-row>
      </table:table>
      <text:list xml:id="list105549209991027" text:continue-numbering="true" text:style-name="L1">
        <text:list-header>
          <text:p text:style-name="P17"/>
        </text:list-header>
        <text:list-item>
          <text:p text:style-name="P7">Notas de Implementação</text:p>
          <text:p text:style-name="P17"/>
        </text:list-item>
        <text:list-item>
          <text:p text:style-name="P17">Documentação Auxiliar</text:p>
          <text:list>
            <text:list-item>
              <text:p text:style-name="P18"><text:a xlink:type="simple" xlink:href="../imagens-uml/uc-entrevistar-candidato.png" text:style-name="Internet_20_link" text:visited-style-name="Visited_20_Internet_20_Link">Diagrama de caso de uso</text:a></text:p>
            </text:list-item>
            <text:list-item>
              <text:p text:style-name="P18"><text:a xlink:type="simple" xlink:href="../imagens-uml/cd-entrevistar-candidato.png" text:style-name="Internet_20_link" text:visited-style-name="Visited_20_Internet_20_Link">Diagrama de classes</text:a></text:p>
            </text:list-item>
            <text:list-item>
              <text:p text:style-name="P19"><text:a xlink:type="simple" xlink:href="../imagens-uml/de-agendar-entrevista.png" text:style-name="Internet_20_link" text:visited-style-name="Visited_20_Internet_20_Link">Diagrama de transição de estados</text:a>.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6-06-08T17:37:53.335986881</meta:creation-date>
    <meta:generator>LibreOffice/5.1.3.2$Linux_X86_64 LibreOffice_project/10m0$Build-2</meta:generator>
    <dc:date>2016-06-22T10:55:46.939106097</dc:date>
    <meta:editing-duration>PT57M25S</meta:editing-duration>
    <meta:editing-cycles>15</meta:editing-cycles>
    <meta:document-statistic meta:table-count="1" meta:image-count="0" meta:object-count="0" meta:page-count="2" meta:paragraph-count="54" meta:word-count="370" meta:character-count="2292" meta:non-whitespace-character-count="2005"/>
  </office:meta>
</office:document-meta>
</file>